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itstream Vera Sans1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 style:parent-style-name="Standard">
      <style:text-properties style:text-position="0% 100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text-position="0% 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text-position="0% 100%" fo:font-size="10pt" style:font-size-asian="10pt" style:font-size-complex="10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 style:parent-style-name="Standard">
      <style:text-properties style:text-position="0% 100%" fo:font-size="8pt" style:font-size-asian="8pt" style:font-size-complex="8pt"/>
    </style:style>
    <style:style style:name="P11" style:family="paragraph" style:parent-style-name="Standard" style:list-style-name="L1">
      <style:text-properties style:text-position="0% 100%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0in" fo:min-width="0in" style:run-through="background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0in" fo:min-width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in" fo:min-width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-width="0.0598in" draw:marker-end="Arrowheads_20_1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ff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ffffff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" draw:marker-start-width="0.0598in" draw:marker-end="Arrowheads_20_1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" draw:style-name="gr1" draw:text-style-name="P2" svg:x1="1.8075in" svg:y1="3.9535in" svg:x2="1.7555in" svg:y2="3.9535in"><text:p/></draw:line></text:p>
      <text:p text:style-name="P3">19 March 2007</text:p>
      <text:p text:style-name="P4"/>
      <text:p text:style-name="P5"><draw:g text:anchor-type="paragraph" draw:z-index="0" draw:style-name="gr2"><draw:custom-shape draw:style-name="gr3" draw:text-style-name="P2" svg:width="1.324in" svg:height="1.1268in" svg:x="4.9043in" svg:y="-0.028in"><text:p/><draw:enhanced-geometry svg:viewBox="0 0 21600 21600" draw:type="rectangle" draw:enhanced-path="M 0 0 L 21600 0 21600 21600 0 21600 0 0 Z N"/></draw:custom-shape><draw:custom-shape draw:style-name="gr3" draw:text-style-name="P2" svg:width="0.8953in" svg:height="0.7976in" svg:x="5.135in" svg:y="0.1386in"><text:p/><draw:enhanced-geometry svg:viewBox="0 0 21600 21600" draw:type="rectangle" draw:enhanced-path="M 0 0 L 21600 0 21600 21600 0 21600 0 0 Z N"/></draw:custom-shape><draw:custom-shape draw:style-name="gr3" draw:text-style-name="P2" svg:width="0.4669in" svg:height="0.4398in" svg:x="5.3516in" svg:y="0.3457in"><text:p/><draw:enhanced-geometry svg:viewBox="0 0 21600 21600" draw:type="rectangle" draw:enhanced-path="M 0 0 L 21600 0 21600 21600 0 21600 0 0 Z N"/></draw:custom-shape></draw:g> <text:s text:c="123"/>ifc <text:s text:c="60"/></text:p>
      <text:p text:style-name="P5">1.AR <text:s text:c="115"/>ifc</text:p>
      <text:p text:style-name="P5">2.Code <text:s/>interconnect with CSL<text:tab/><text:tab/><text:tab/><text:tab/><text:tab/><text:tab/><text:tab/> ifc</text:p>
      <text:p text:style-name="P5"><text:tab/><text:tab/><text:tab/><text:tab/><text:tab/><text:tab/><text:tab/><text:tab/><text:tab/><text:tab/><text:tab/></text:p>
      <text:p text:style-name="P5">CSL-Abstraction – concise description</text:p>
      <text:p text:style-name="P5"/>
      <text:p text:style-name="P5"><text:tab/>module a();</text:p>
      <text:p text:style-name="P5"><text:tab/><text:tab/>b.b0(.x(x),.y(y));</text:p>
      <text:p text:style-name="P5"><text:tab/>endmodule</text:p>
      <text:p text:style-name="P5"><text:tab/>module b(x,y);<text:tab/><text:tab/><text:tab/><text:tab/><text:tab/><text:tab/>csl_unit a,b,c;</text:p>
      <text:p text:style-name="P5"><text:tab/><text:tab/>input x;<text:tab/><text:tab/><text:tab/><text:tab/><text:tab/><text:tab/>csl_interface <text:s/>ifc;</text:p>
      <text:p text:style-name="P5"><text:tab/><text:tab/>output y;<text:tab/><text:tab/><text:tab/><text:tab/><text:tab/><text:tab/>ifc.add_port(in,x);</text:p>
      <text:p text:style-name="P5"><text:s text:c="16"/>??<text:tab/><text:tab/><text:tab/><text:tab/><text:tab/><text:tab/><text:tab/><text:tab/>ifc.add_port(out,y);</text:p>
      <text:p text:style-name="P5"><text:tab/>endmodule<text:tab/><text:tab/><text:tab/><text:tab/><text:tab/><text:tab/><text:tab/>a.add_interface(ifc,ifc)</text:p>
      <text:p text:style-name="P5"><text:tab/>module c(x,y)<text:tab/><text:tab/><text:tab/><text:tab/><text:tab/><text:tab/><text:tab/>b.add_interface(ifc,ifc)</text:p>
      <text:p text:style-name="P5"><text:tab/><text:tab/>input x;<text:tab/><text:tab/><text:tab/><text:tab/><text:tab/><text:tab/>c.add_interface(ifc,ifc)</text:p>
      <text:p text:style-name="P5"><text:tab/><text:tab/>output y;<text:tab/><text:tab/><text:tab/><text:tab/><text:tab/><text:tab/>b.add_instance(c,c);</text:p>
      <text:p text:style-name="P5"><text:tab/>endmodule<text:tab/><text:tab/><text:tab/><text:tab/><text:tab/><text:tab/><text:tab/>a.add_instance(b,b);</text:p>
      <text:p text:style-name="P6"/>
      <text:p text:style-name="P6"><text:tab/><text:tab/><text:tab/><text:tab/><text:tab/><text:tab/><text:tab/><text:tab/>II<text:tab/>b.add_instance(c,c(.inf(ifc)))</text:p>
      <text:p text:style-name="P6"><text:tab/><text:tab/><text:tab/><text:tab/><text:tab/><text:tab/><text:tab/><text:tab/><text:tab/>a.add_instance(b,b(.inf(ifc)))</text:p>
      <text:p text:style-name="P6"><text:tab/><text:tab/><text:tab/><text:tab/><text:tab/><text:tab/><text:tab/><text:tab/>III<text:tab/>Verilog</text:p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3" draw:style-name="gr4" draw:text-style-name="P2" svg:width="1.2189in" svg:height="0.2886in" svg:x="0.7252in" svg:y="0.0984in"><text:p text:style-name="P2">port_list</text:p><draw:enhanced-geometry svg:viewBox="0 0 21600 21600" draw:type="rectangle" draw:enhanced-path="M 0 0 L 21600 0 21600 21600 0 21600 0 0 Z N"/></draw:custom-shape><draw:custom-shape text:anchor-type="paragraph" draw:z-index="5" draw:style-name="gr4" draw:text-style-name="P2" svg:width="0.7539in" svg:height="0.1941in" svg:x="0.9689in" svg:y="0.8272in"><text:p text:style-name="P2">formal</text:p><draw:enhanced-geometry svg:viewBox="0 0 21600 21600" draw:type="rectangle" draw:enhanced-path="M 0 0 L 21600 0 21600 21600 0 21600 0 0 Z N"/></draw:custom-shape><draw:custom-shape text:anchor-type="paragraph" draw:z-index="7" draw:style-name="gr5" draw:text-style-name="P2" svg:width="1.7039in" svg:height="1.587in" svg:x="0.5091in" svg:y="0.0984in"><text:p/><draw:enhanced-geometry svg:viewBox="0 0 21600 21600" draw:type="rectangle" draw:enhanced-path="M 0 0 L 21600 0 21600 21600 0 21600 0 0 Z N"/></draw:custom-shape></text:p>
      <text:p text:style-name="P6"><draw:custom-shape text:anchor-type="paragraph" draw:z-index="6" draw:style-name="gr4" draw:text-style-name="P2" svg:width="0.7539in" svg:height="0.1941in" svg:x="0.9689in" svg:y="0.4709in"><text:p text:style-name="P2">actual</text:p><draw:enhanced-geometry svg:viewBox="0 0 21600 21600" draw:type="rectangle" draw:enhanced-path="M 0 0 L 21600 0 21600 21600 0 21600 0 0 Z N"/></draw:custom-shape><draw:custom-shape text:anchor-type="paragraph" draw:z-index="4" draw:style-name="gr4" draw:text-style-name="P2" svg:width="0.7539in" svg:height="0.1941in" svg:x="0.9689in" svg:y="0.8583in"><text:p text:style-name="P2">port_list</text:p><draw:enhanced-geometry svg:viewBox="0 0 21600 21600" draw:type="rectangle" draw:enhanced-path="M 0 0 L 21600 0 21600 21600 0 21600 0 0 Z N"/></draw:custom-shape><draw:custom-shape text:anchor-type="paragraph" draw:z-index="2" draw:style-name="gr6" draw:text-style-name="P2" svg:width="0.037in" svg:height="0.0012in" svg:x="3.352in" svg:y="0.8807in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><text:tab/><text:tab/><text:tab/><text:tab/><text:tab/><text:tab/>actual+formal=adapto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sl_unit a,</text:p>
      <text:p text:style-name="P6"><text:tab/>scope{</text:p>
      <text:p text:style-name="P6"><text:tab/><text:tab/>csl_signal <text:s text:c="2"/>x(4);</text:p>
      <text:p text:style-name="P6"><text:tab/><text:tab/>x.gen_decoder( <text:span text:style-name="T1">csl_signal</text:span> );</text:p>
      <text:p text:style-name="P6"><text:tab/><text:tab/>x.set_decoder_en(x_en);</text:p>
      <text:p text:style-name="P6"><text:tab/>}</text:p>
      <text:p text:style-name="P6"/>
      <text:p text:style-name="P6"><text:tab/>wire[16-1:0]x_dec=1'b1&lt;&lt;x;</text:p>
      <text:p text:style-name="P6"><draw:custom-shape text:anchor-type="paragraph" draw:z-index="8" draw:style-name="gr5" draw:text-style-name="P2" svg:width="2.6094in" svg:height="0.7732in" svg:x="0.4028in" svg:y="0.1425in"><text:p/><draw:enhanced-geometry svg:viewBox="0 0 21600 21600" draw:type="rectangle" draw:enhanced-path="M 0 0 L 21600 0 21600 21600 0 21600 0 0 Z N"/></draw:custom-shape></text:p>
      <text:p text:style-name="P6"><text:tab/>csl_unit<text:tab/>unit_x_dec</text:p>
      <text:p text:style-name="P6"><text:tab/>unit_x_dec.set_unit_type(dec);</text:p>
      <text:p text:style-name="P6"><text:tab/>unit_x_dec.add_port(input,x)<text:tab/> <text:s text:c="6"/>CSL COM</text:p>
      <text:p text:style-name="P6"><text:tab/>unit_x_dec.add_port(output,x_dec)</text:p>
      <text:p text:style-name="P6"><draw:line text:anchor-type="paragraph" draw:z-index="10" draw:style-name="gr1" draw:text-style-name="P2" svg:x1="4.7937in" svg:y1="0.0075in" svg:x2="4.7937in" svg:y2="0.1827in"><text:p/></draw:line><text:tab/><text:tab/><text:tab/><text:tab/><text:tab/><text:tab/><text:tab/><text:tab/><text:tab/><text:tab/></text:p>
      <text:p text:style-name="P6"><draw:custom-shape text:anchor-type="paragraph" draw:z-index="9" draw:style-name="gr4" draw:text-style-name="P7" svg:width="0.5268in" svg:height="0.4717in" svg:x="4.5252in" svg:y="0.0209in"><text:p text:style-name="P2"><text:span text:style-name="T2">en_dec</text:span></text:p><draw:enhanced-geometry svg:viewBox="0 0 21600 21600" draw:type="rectangle" draw:enhanced-path="M 0 0 L 21600 0 21600 21600 0 21600 0 0 Z N"/></draw:custom-shape><text:tab/><text:tab/><text:tab/><text:tab/><text:tab/><text:tab/><text:tab/><text:tab/><text:tab/><text:tab/> <text:s text:c="7"/>16<text:tab/></text:p>
      <text:p text:style-name="P6"><draw:line text:anchor-type="paragraph" draw:z-index="11" draw:style-name="gr1" draw:text-style-name="P2" svg:x1="5.0516in" svg:y1="0.0791in" svg:x2="5.337in" svg:y2="0.0791in"><text:p/></draw:line><draw:line text:anchor-type="paragraph" draw:z-index="12" draw:style-name="gr1" draw:text-style-name="P2" svg:x1="5.2382in" svg:y1="0.0626in" svg:x2="5.2in" svg:y2="0.1008in"><text:p/></draw:line>x_en ? 1'b1&lt;&lt;: <text:s text:c="2"/>{16,1'b0}; <text:s text:c="27"/><text:tab/><text:tab/><text:tab/><text:tab/><text:tab/></text:p>
      <text:p text:style-name="P6"><text:tab/><text:tab/><text:tab/><text:tab/><text:tab/></text:p>
      <text:p text:style-name="P6"><draw:line text:anchor-type="paragraph" draw:z-index="14" draw:style-name="gr1" draw:text-style-name="P2" svg:x1="4.8594in" svg:y1="0.1717in" svg:x2="4.761in" svg:y2="0.139in"><text:p/></draw:line><draw:line text:anchor-type="paragraph" draw:z-index="13" draw:style-name="gr1" draw:text-style-name="P2" svg:x1="4.8047in" svg:y1="0.0071in" svg:x2="4.8047in" svg:y2="0.2598in"><text:p/></draw:line><text:tab/><text:tab/><text:tab/><text:tab/><text:tab/><text:tab/><text:tab/><text:tab/><text:tab/><text:tab/><text:tab/><text:tab/></text:p>
      <text:p text:style-name="P6"><draw:custom-shape text:anchor-type="paragraph" draw:z-index="21" draw:style-name="gr7" draw:text-style-name="P2" svg:width="1.4531in" svg:height="1.8587in" svg:x="0.2327in" svg:y="0.5535in"><text:p text:style-name="P2">Top</text:p><text:p text:style-name="P2"/><text:p text:style-name="P2"/><text:p text:style-name="P2"/><text:p text:style-name="P2"/><text:p text:style-name="P2"/><text:p text:style-name="P2"/><text:p text:style-name="P2"/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20" draw:style-name="gr8" draw:text-style-name="P2" svg:x1="1.3406in" svg:y1="1.278in" svg:x2="0.7752in" svg:y2="0.998in"><text:p/></draw:line><draw:line text:anchor-type="paragraph" draw:z-index="19" draw:style-name="gr8" draw:text-style-name="P2" svg:x1="0.7638in" svg:y1="1.8638in" svg:x2="1.3181in" svg:y2="1.5457in"><text:p/></draw:line><draw:line text:anchor-type="paragraph" draw:z-index="18" draw:style-name="gr8" draw:text-style-name="P2" svg:x1="0.589in" svg:y1="1.1228in" svg:x2="0.589in" svg:y2="1.7709in"><text:p/></draw:line><draw:custom-shape text:anchor-type="paragraph" draw:z-index="17" draw:style-name="gr9" draw:text-style-name="P2" svg:width="0.3232in" svg:height="0.3232in" svg:x="1.2634in" svg:y="1.261in"><text:p text:style-name="P2">c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16" draw:style-name="gr9" draw:text-style-name="P2" svg:width="0.3232in" svg:height="0.3232in" svg:x="0.4409in" svg:y="1.7709in"><text:p text:style-name="P2">b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15" draw:style-name="gr9" draw:text-style-name="P2" svg:width="0.3232in" svg:height="0.3232in" svg:x="0.452in" svg:y="0.8in"><text:p text:style-name="P2">a</text:p><draw:enhanced-geometry svg:viewBox="0 0 21600 21600" draw:glue-points="10800 0 3160 3160 0 10800 3160 18440 10800 21600 18440 18440 21600 10800 18440 3160" draw:text-areas="3200 3200 18400 18400" draw:type="ellipse"/></draw:custom-shape><text:tab/><text:tab/><text:tab/><text:tab/><text:tab/><text:tab/><text:tab/><text:tab/><text:tab/><text:tab/>4</text:p>
      <text:p text:style-name="P6"/>
      <text:p text:style-name="P6"/>
      <text:p text:style-name="P6"/>
      <text:p text:style-name="P6"/>
      <text:p text:style-name="P6"/>
      <text:p text:style-name="P6"><text:tab/><text:tab/><text:tab/><text:tab/><text:tab/>csl_unit top,a,b,c;</text:p>
      <text:p text:style-name="P6"><text:tab/><text:tab/><text:tab/><text:tab/><text:tab/>top.add_instance_list(csl_list(a,b,c))</text:p>
      <text:p text:style-name="P6"><text:tab/><text:tab/><text:tab/><text:tab/><text:tab/>csl_signal nid;</text:p>
      <text:p text:style-name="P6"><text:tab/><text:tab/><text:tab/><text:tab/><text:tab/>csl_interface bus; bus.add_port(input,nid)</text:p>
      <text:p text:style-name="P6"><text:tab/><text:tab/><text:tab/><text:tab/><text:tab/>a.connect(b);b.connect(c),c.connect(a);</text:p>
      <text:p text:style-name="P6"/>
      <text:p text:style-name="P6"/>
      <text:p text:style-name="P6"/>
      <text:p text:style-name="P6"/>
      <text:p text:style-name="P6"><draw:line text:anchor-type="paragraph" draw:z-index="35" draw:style-name="gr1" draw:text-style-name="P2" svg:x1="2.7417in" svg:y1="0.5075in" svg:x2="3.0228in" svg:y2="0.5075in"><text:p/></draw:line><draw:line text:anchor-type="paragraph" draw:z-index="34" draw:style-name="gr1" draw:text-style-name="P2" svg:x1="2.7417in" svg:y1="0.8894in" svg:x2="2.7417in" svg:y2="0.5075in"><text:p/></draw:line><draw:line text:anchor-type="paragraph" draw:z-index="33" draw:style-name="gr1" draw:text-style-name="P2" svg:x1="2.6638in" svg:y1="0.8898in" svg:x2="2.7417in" svg:y2="0.8898in"><text:p/></draw:line><draw:line text:anchor-type="paragraph" draw:z-index="32" draw:style-name="gr1" draw:text-style-name="P2" svg:x1="1.5555in" svg:y1="0.4846in" svg:x2="1.8417in" svg:y2="0.4846in"><text:p/></draw:line><draw:line text:anchor-type="paragraph" draw:z-index="31" draw:style-name="gr1" draw:text-style-name="P2" svg:x1="1.5555in" svg:y1="0.8819in" svg:x2="1.5555in" svg:y2="0.4846in"><text:p/></draw:line><draw:line text:anchor-type="paragraph" draw:z-index="30" draw:style-name="gr1" draw:text-style-name="P2" svg:x1="1.4827in" svg:y1="0.8819in" svg:x2="1.5555in" svg:y2="0.8819in"><text:p/></draw:line><draw:line text:anchor-type="paragraph" draw:z-index="29" draw:style-name="gr1" draw:text-style-name="P2" svg:x1="4.1307in" svg:y1="1.5476in" svg:x2="4.1307in" svg:y2="0.8665in"><text:p/></draw:line><draw:line text:anchor-type="paragraph" draw:z-index="28" draw:style-name="gr1" draw:text-style-name="P2" svg:x1="3.8453in" svg:y1="0.8681in" svg:x2="4.1252in" svg:y2="0.8681in"><text:p/></draw:line><draw:line text:anchor-type="paragraph" draw:z-index="27" draw:style-name="gr1" draw:text-style-name="P2" svg:x1="0.4189in" svg:y1="1.548in" svg:x2="4.1252in" svg:y2="1.548in"><text:p/></draw:line><draw:line text:anchor-type="paragraph" draw:z-index="26" draw:style-name="gr1" draw:text-style-name="P2" svg:x1="0.4189in" svg:y1="0.4898in" svg:x2="0.4189in" svg:y2="1.548in"><text:p/></draw:line><draw:line text:anchor-type="paragraph" draw:z-index="25" draw:style-name="gr1" draw:text-style-name="P2" svg:x1="0.6606in" svg:y1="0.4898in" svg:x2="0.4189in" svg:y2="0.4898in"><text:p/></draw:line><draw:custom-shape text:anchor-type="paragraph" draw:z-index="24" draw:style-name="gr4" draw:text-style-name="P2" svg:width="0.8224in" svg:height="0.6413in" svg:x="3.0228in" svg:y="0.3638in"><text:p text:style-name="P8">nid</text:p><text:p text:style-name="P8"/><text:p text:style-name="P9">uid</text:p><draw:enhanced-geometry svg:viewBox="0 0 21600 21600" draw:type="rectangle" draw:enhanced-path="M 0 0 L 21600 0 21600 21600 0 21600 0 0 Z N"/></draw:custom-shape><draw:custom-shape text:anchor-type="paragraph" draw:z-index="23" draw:style-name="gr4" draw:text-style-name="P2" svg:width="0.8224in" svg:height="0.6413in" svg:x="1.8417in" svg:y="0.3638in"><text:p text:style-name="P8">nid</text:p><text:p text:style-name="P8"/><text:p text:style-name="P9">uid</text:p><draw:enhanced-geometry svg:viewBox="0 0 21600 21600" draw:type="rectangle" draw:enhanced-path="M 0 0 L 21600 0 21600 21600 0 21600 0 0 Z N"/></draw:custom-shape><draw:custom-shape text:anchor-type="paragraph" draw:z-index="22" draw:style-name="gr4" draw:text-style-name="P2" svg:width="0.8224in" svg:height="0.6413in" svg:x="0.6602in" svg:y="0.3638in"><text:p text:style-name="P8">nid</text:p><text:p text:style-name="P8"/><text:p text:style-name="P9">uid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.add_interface (bus, in)</text:p>
      <text:p text:style-name="P6">a.add_interface (bus, out);</text:p>
      <text:p text:style-name="P6"/>
      <text:p text:style-name="P6">csl_unit top,a,b,c;</text:p>
      <text:p text:style-name="P6">top.add_instance_list (csl_list(a,b,c));</text:p>
      <text:p text:style-name="P6">csl_signal nid(2),Nid(4);</text:p>
      <text:p text:style-name="P6">csl_interface bus;</text:p>
      <text:p text:style-name="P6">bus.add_port(nid);</text:p>
      <text:p text:style-name="P6">bus.add_port(Nid);</text:p>
      <text:p text:style-name="P6">a.add_interface(bus,bus_in);b.add_interface(bus,bus_in);c.add_interface(bus,bus_in);</text:p>
      <text:p text:style-name="P6">a.add_interface(bus,bus_out);b.add_interface(bus,bus_out);c.add_interface(bus,bus_out);</text:p>
      <text:p text:style-name="P6">a.bus_out.reverse();b.bus_out.reverse();c.bus_out.reverse();</text:p>
      <text:p text:style-name="P6"/>
      <text:p text:style-name="P6">a.bus_out.connect(b.bus_in);</text:p>
      <text:p text:style-name="P6">b.bus_out.connect(c.bus_in);</text:p>
      <text:p text:style-name="P6">c.bus_out.connect(a.bus_in);</text:p>
      <text:p text:style-name="P6"/>
      <text:p text:style-name="P6"/>
      <text:p text:style-name="P6"/>
      <text:p text:style-name="P6"><draw:custom-shape text:anchor-type="paragraph" draw:z-index="36" draw:style-name="gr5" draw:text-style-name="P2" svg:width="2.0098in" svg:height="1.3114in" svg:x="2.1516in" svg:y="0.1319in"><text:p/><draw:enhanced-geometry svg:viewBox="0 0 21600 21600" draw:type="rectangle" draw:enhanced-path="M 0 0 L 21600 0 21600 21600 0 21600 0 0 Z N"/></draw:custom-shape></text:p>
      <text:p text:style-name="P6"><draw:custom-shape text:anchor-type="paragraph" draw:z-index="37" draw:style-name="gr7" draw:text-style-name="P2" svg:width="0.3331in" svg:height="1.0961in" svg:x="3.4161in" svg:y="0.078in"><text:p text:style-name="P2"/><text:p text:style-name="P2"/><text:p text:style-name="P2"/><text:p text:style-name="P2"/><text:p text:style-name="P2"><text:span text:style-name="T2">en</text:span>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2" svg:width="0.0858in" svg:height="1.0961in" svg:x="3.75in" svg:y="0.078in"><text:p/><draw:enhanced-geometry svg:viewBox="0 0 21600 21600" draw:type="rectangle" draw:enhanced-path="M 0 0 L 21600 0 21600 21600 0 21600 0 0 Z N"/></draw:custom-shape><draw:line text:anchor-type="paragraph" draw:z-index="46" draw:style-name="gr1" draw:text-style-name="P2" svg:x1="3.8354in" svg:y1="0.3016in" svg:x2="4.0382in" svg:y2="0.3016in"><text:p/></draw:line><text:tab/><text:tab/><text:tab/><text:tab/><text:tab/><text:tab/><text:tab/><text:tab/>0</text:p>
      <text:p text:style-name="P6"><draw:line text:anchor-type="paragraph" draw:z-index="39" draw:style-name="gr1" draw:text-style-name="P2" svg:x1="3.75in" svg:y1="0.0571in" svg:x2="3.8354in" svg:y2="0.0571in"><text:p/></draw:line><draw:line text:anchor-type="paragraph" draw:z-index="40" draw:style-name="gr1" draw:text-style-name="P2" svg:x1="3.8354in" svg:y1="-0.011in" svg:x2="4.0382in" svg:y2="-0.011in"><text:p/></draw:line><draw:line text:anchor-type="paragraph" draw:z-index="47" draw:style-name="gr1" draw:text-style-name="P2" svg:x1="3.8354in" svg:y1="0.3016in" svg:x2="4.0382in" svg:y2="0.3016in"><text:p/></draw:line><text:tab/><text:tab/><text:tab/><text:tab/><text:tab/><text:tab/><text:tab/><text:tab/>1</text:p>
      <text:p text:style-name="P6"><draw:line text:anchor-type="paragraph" draw:z-index="48" draw:style-name="gr1" draw:text-style-name="P2" svg:x1="3.8354in" svg:y1="0.3016in" svg:x2="4.0382in" svg:y2="0.3016in"><text:p/></draw:line><draw:line text:anchor-type="paragraph" draw:z-index="49" draw:style-name="gr1" draw:text-style-name="P2" svg:x1="3.8354in" svg:y1="0.472in" svg:x2="4.0382in" svg:y2="0.472in"><text:p/></draw:line><draw:line text:anchor-type="paragraph" draw:z-index="50" draw:style-name="gr1" draw:text-style-name="P2" svg:x1="3.8354in" svg:y1="0.6307in" svg:x2="4.0382in" svg:y2="0.6307in"><text:p/></draw:line><draw:line text:anchor-type="paragraph" draw:z-index="51" draw:style-name="gr1" draw:text-style-name="P2" svg:x1="3.8354in" svg:y1="0.7846in" svg:x2="4.0382in" svg:y2="0.7846in"><text:p/></draw:line><draw:line text:anchor-type="paragraph" draw:z-index="41" draw:style-name="gr1" draw:text-style-name="P2" svg:x1="3.75in" svg:y1="0.0563in" svg:x2="3.8354in" svg:y2="0.0563in"><text:p/></draw:line><draw:line text:anchor-type="paragraph" draw:z-index="55" draw:style-name="gr1" draw:text-style-name="P2" svg:x1="1.6398in" svg:y1="0.1252in" svg:x2="3.4161in" svg:y2="0.1252in"><text:p/></draw:line><text:tab/><text:tab/> <text:s text:c="7"/>nid<text:tab/><text:tab/><text:tab/><text:tab/><text:tab/>2</text:p>
      <text:p text:style-name="P6"><draw:line text:anchor-type="paragraph" draw:z-index="42" draw:style-name="gr1" draw:text-style-name="P2" svg:x1="3.75in" svg:y1="0.0547in" svg:x2="3.8354in" svg:y2="0.0547in"><text:p/></draw:line><text:tab/><text:tab/><text:tab/><text:tab/><text:tab/><text:tab/><text:tab/><text:tab/>3</text:p>
      <text:p text:style-name="P6"><draw:line text:anchor-type="paragraph" draw:z-index="43" draw:style-name="gr1" draw:text-style-name="P2" svg:x1="3.75in" svg:y1="0.0602in" svg:x2="3.8354in" svg:y2="0.0602in"><text:p/></draw:line><text:tab/><text:tab/><text:tab/><text:tab/><text:tab/><text:tab/><text:tab/><text:tab/>4</text:p>
      <text:p text:style-name="P6"><draw:line text:anchor-type="paragraph" draw:z-index="44" draw:style-name="gr1" draw:text-style-name="P2" svg:x1="3.75in" svg:y1="0.0571in" svg:x2="3.8354in" svg:y2="0.0571in"><text:p/></draw:line><draw:custom-shape text:anchor-type="paragraph" draw:z-index="52" draw:style-name="gr4" draw:text-style-name="P7" svg:width="0.3941in" svg:height="0.2988in" svg:x="2.3681in" svg:y="0.0673in"><text:p text:style-name="P2"><text:span text:style-name="T2">==</text:span></text:p><text:p text:style-name="P2"><text:span text:style-name="T2">NID</text:span></text:p><draw:enhanced-geometry svg:viewBox="0 0 21600 21600" draw:type="rectangle" draw:enhanced-path="M 0 0 L 21600 0 21600 21600 0 21600 0 0 Z N"/></draw:custom-shape><text:tab/><text:tab/><text:tab/><text:tab/><text:tab/><text:tab/><text:tab/><text:tab/>5<text:tab/></text:p>
      <text:p text:style-name="P6"><draw:line text:anchor-type="paragraph" draw:z-index="54" draw:style-name="gr1" draw:text-style-name="P2" svg:x1="1.6445in" svg:y1="0.0709in" svg:x2="2.3681in" svg:y2="0.0709in"><text:p/></draw:line><draw:line text:anchor-type="paragraph" draw:z-index="53" draw:style-name="gr8" draw:text-style-name="P2" svg:x1="2.7618in" svg:y1="0.0709in" svg:x2="3.4161in" svg:y2="0.0709in"><text:p/></draw:line><draw:line text:anchor-type="paragraph" draw:z-index="45" draw:style-name="gr1" draw:text-style-name="P2" svg:x1="3.75in" svg:y1="0.0453in" svg:x2="3.8354in" svg:y2="0.0453in"><text:p/></draw:line><text:tab/><text:tab/> <text:s text:c="7"/>Nid<text:tab/><text:tab/><text:tab/><text:tab/><text:tab/>6</text:p>
      <text:p text:style-name="P6"/>
      <text:p text:style-name="P6"/>
      <text:p text:style-name="P6">bus.x.gen_decoder(x_dec);</text:p>
      <text:p text:style-name="P6">bus.x_set_decoder_en()</text:p>
      <text:p text:style-name="P6"/>
      <text:p text:style-name="P6">auto.width();</text:p>
      <text:p text:style-name="P6"/>
      <text:p text:style-name="P6"/>
      <text:p text:style-name="P6">scope a{</text:p>
      <text:p text:style-name="P6"><text:tab/>csl_signal <text:s/>a_en;</text:p>
      <text:p text:style-name="P6"><text:tab/>bus_in.nid.gen_decoder(u_en);</text:p>
      <text:p text:style-name="P6">}</text:p>
      <text:p text:style-name="P6"/>
      <text:p text:style-name="P6">scope a{</text:p>
      <text:p text:style-name="P6"><text:tab/>csl_signal <text:s/>nen(5,2);</text:p>
      <text:p text:style-name="P6"><text:tab/>wire<text:tab/>[5:2] n_en <text:s/>-&gt; ilegal 0,1,6,7</text:p>
      <text:p text:style-name="P6"><text:tab/>case b</text:p>
      <text:p text:style-name="P6">}</text:p>
      <text:p text:style-name="P6"/>
      <text:p text:style-name="P6"/>
      <text:p text:style-name="P6"><draw:custom-shape text:anchor-type="paragraph" draw:z-index="56" draw:style-name="gr10" draw:text-style-name="P2" svg:width="1.0724in" svg:height="0.9012in" svg:x="0.6134in" svg:y="0.0528in"><text:p/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58" draw:style-name="gr4" draw:text-style-name="P2" svg:width="0.2886in" svg:height="0.2886in" svg:x="0.9764in" svg:y="0.0161in"><text:p text:style-name="P2">+1</text:p><draw:enhanced-geometry svg:viewBox="0 0 21600 21600" draw:type="rectangle" draw:enhanced-path="M 0 0 L 21600 0 21600 21600 0 21600 0 0 Z N"/></draw:custom-shape><draw:custom-shape text:anchor-type="paragraph" draw:z-index="59" draw:style-name="gr10" draw:text-style-name="P2" svg:width="0.2886in" svg:height="0.2886in" svg:x="2.9764in" svg:y="0.028in"><text:p/><draw:enhanced-geometry svg:viewBox="0 0 21600 21600" draw:type="rectangle" draw:enhanced-path="M 0 0 L 21600 0 21600 21600 0 21600 0 0 Z N"/></draw:custom-shape><draw:line text:anchor-type="paragraph" draw:z-index="60" draw:style-name="gr1" draw:text-style-name="P2" svg:x1="1.2646in" svg:y1="0.1673in" svg:x2="2.9764in" svg:y2="0.1673in"><text:p/></draw:line><draw:line text:anchor-type="paragraph" draw:z-index="61" draw:style-name="gr1" draw:text-style-name="P2" svg:x1="3.2646in" svg:y1="0.0736in" svg:x2="3.8827in" svg:y2="0.0736in"><text:p/></draw:line><draw:line text:anchor-type="paragraph" draw:z-index="65" draw:style-name="gr1" draw:text-style-name="P2" svg:x1="2.1465in" svg:y1="0.1138in" svg:x2="2.0472in" svg:y2="0.213in"><text:p/></draw:line><text:tab/><text:tab/><text:tab/><text:tab/><text:tab/><text:tab/><text:tab/><text:tab/><text:tab/></text:p>
      <text:p text:style-name="P6"><draw:line text:anchor-type="paragraph" draw:z-index="64" draw:style-name="gr1" draw:text-style-name="P2" svg:x1="3.2646in" svg:y1="0.0929in" svg:x2="3.8827in" svg:y2="0.0929in"><text:p/></draw:line><draw:line text:anchor-type="paragraph" draw:z-index="63" draw:style-name="gr1" draw:text-style-name="P2" svg:x1="3.2646in" svg:y1="0.0299in" svg:x2="3.8827in" svg:y2="0.0299in"><text:p/></draw:line><draw:line text:anchor-type="paragraph" draw:z-index="62" draw:style-name="gr1" draw:text-style-name="P2" svg:x1="3.2646in" svg:y1="-0.0272in" svg:x2="3.8827in" svg:y2="-0.0272in"><text:p/></draw:line><draw:custom-shape text:anchor-type="paragraph" draw:z-index="57" draw:style-name="gr10" draw:text-style-name="P2" svg:width="1.0724in" svg:height="0.9012in" svg:x="2.5882in" svg:y="-0.4283in"><text:p/><draw:enhanced-geometry svg:viewBox="0 0 21600 21600" draw:type="rectangle" draw:enhanced-path="M 0 0 L 21600 0 21600 21600 0 21600 0 0 Z N"/></draw:custom-shape><text:tab/><text:tab/><text:tab/><text:tab/> <text:s/>3</text:p>
      <text:p text:style-name="P6"/>
      <text:p text:style-name="P6"/>
      <text:p text:style-name="P6"/>
      <text:p text:style-name="P6"/>
      <text:p text:style-name="P6"/>
      <text:p text:style-name="P6">ENUM</text:p>
      <text:p text:style-name="P6"/>
      <text:p text:style-name="P6">csl_interface_bus</text:p>
      <text:p text:style-name="P6"><text:tab/>bus.add_port(cmd);</text:p>
      <text:p text:style-name="P6"><text:tab/><text:tab/>cmd.add_enum( )</text:p>
      <text:p text:style-name="P6"><text:tab/><text:tab/>csl_signal(dec);</text:p>
      <text:p text:style-name="P6"><text:tab/><text:tab/>cmd.gen_decoder(dec);</text:p>
      <text:p text:style-name="P6"/>
      <text:p text:style-name="P6"/>
      <text:p text:style-name="P6">csl_enum bc_e;</text:p>
      <text:p text:style-name="P6">bc.a_e(“RD”, 0);</text:p>
      <text:p text:style-name="P6">bc.a_e(“WR”, 1);</text:p>
      <text:p text:style-name="P6">bc.a_e(“PIN”, 2);</text:p>
      <text:p text:style-name="P6"/>
      <text:p text:style-name="P6"><draw:line text:anchor-type="paragraph" draw:z-index="70" draw:style-name="gr1" draw:text-style-name="P2" svg:x1="2.0154in" svg:y1="2.1118in" svg:x2="4.8315in" svg:y2="2.1118in"><text:p/></draw:line><draw:line text:anchor-type="paragraph" draw:z-index="69" draw:style-name="gr1" draw:text-style-name="P2" svg:x1="2.0154in" svg:y1="1.6839in" svg:x2="4.8315in" svg:y2="1.6839in"><text:p/></draw:line><draw:line text:anchor-type="paragraph" draw:z-index="68" draw:style-name="gr1" draw:text-style-name="P2" svg:x1="2.0154in" svg:y1="1.2484in" svg:x2="4.8315in" svg:y2="1.2484in"><text:p/></draw:line><draw:line text:anchor-type="paragraph" draw:z-index="67" draw:style-name="gr1" draw:text-style-name="P2" svg:x1="2.0154in" svg:y1="0.8283in" svg:x2="4.8315in" svg:y2="0.8283in"><text:p/></draw:line><draw:custom-shape text:anchor-type="paragraph" draw:z-index="66" draw:style-name="gr10" draw:text-style-name="P2" svg:width="1.2953in" svg:height="2.0614in" svg:x="0.7201in" svg:y="0.4189in"><text:p/><draw:enhanced-geometry svg:viewBox="0 0 21600 21600" draw:type="rectangle" draw:enhanced-path="M 0 0 L 21600 0 21600 21600 0 21600 0 0 Z N"/></draw:custom-shape></text:p>
      <text:p text:style-name="P6"/>
      <text:p text:style-name="P6"><draw:line text:anchor-type="paragraph" draw:z-index="71" draw:style-name="gr1" draw:text-style-name="P2" svg:x1="3.548in" svg:y1="0.0807in" svg:x2="3.548in" svg:y2="1.7882in"><text:p/></draw:line><draw:line text:anchor-type="paragraph" draw:z-index="72" draw:style-name="gr1" draw:text-style-name="P2" svg:x1="4.2201in" svg:y1="0.0807in" svg:x2="4.2201in" svg:y2="1.7882in"><text:p/></draw:line><draw:line text:anchor-type="paragraph" draw:z-index="73" draw:style-name="gr1" draw:text-style-name="P2" svg:x1="4.8311in" svg:y1="0.0807in" svg:x2="4.8311in" svg:y2="1.7882in"><text:p/></draw:line><text:tab/><text:tab/><text:tab/><text:tab/><text:tab/><text:tab/><text:tab/> <text:s text:c="5"/>burst <text:s text:c="6"/>cmd</text:p>
      <text:p text:style-name="P6"><text:tab/><text:tab/><text:tab/><text:tab/><text:tab/><text:tab/><text:tab/> <text:s text:c="4"/></text:p>
      <text:p text:style-name="P6"><text:tab/><text:tab/><text:tab/><text:tab/> <text:s/>wr<text:tab/><text:tab/><text:tab/> <text:s text:c="8"/>0 <text:s text:c="9"/>RD</text:p>
      <text:p text:style-name="P6"/>
      <text:p text:style-name="P6"><text:tab/><text:tab/><text:tab/><text:tab/> <text:s/>rd <text:s text:c="36"/>0 <text:s text:c="9"/>WR</text:p>
      <text:p text:style-name="P6"/>
      <text:p text:style-name="P10"><draw:line text:anchor-type="paragraph" draw:z-index="74" draw:style-name="gr1" draw:text-style-name="P2" svg:x1="0.2319in" svg:y1="0.1508in" svg:x2="0.7201in" svg:y2="0.1508in"><text:p/></draw:line><draw:line text:anchor-type="paragraph" draw:z-index="75" draw:style-name="gr1" draw:text-style-name="P2" svg:x1="0.4996in" svg:y1="0.0917in" svg:x2="0.3807in" svg:y2="0.2106in"><text:p/></draw:line>signal_enum</text:p>
      <text:p text:style-name="P6"><text:tab/><text:tab/><text:tab/><text:tab/> <text:s/>wr_burst <text:s text:c="25"/>1 <text:s text:c="9"/>RD</text:p>
      <text:p text:style-name="P6"/>
      <text:p text:style-name="P6"/>
      <text:p text:style-name="P6"><text:tab/><text:tab/><text:tab/><text:tab/> <text:s/>rd_burst <text:s text:c="26"/>1 <text:s text:c="9"/>WR</text:p>
      <text:p text:style-name="P6"/>
      <text:p text:style-name="P6"/>
      <text:p text:style-name="P6"/>
      <text:p text:style-name="P6"/>
      <text:p text:style-name="P6">signal_enum={cmd,burst}</text:p>
      <text:p text:style-name="P6"/>
      <text:p text:style-name="P6"/>
      <text:p text:style-name="P6">signal concatenated [burst,cmd]</text:p>
      <text:p text:style-name="P6"/>
      <text:list text:style-name="L1">
        <text:list-item>
          <text:p text:style-name="P11">convert enum name to lower case if qualif</text:p>
        </text:list-item>
        <text:list-item>
          <text:p text:style-name="P11">cancat enum with qualifier name</text:p>
        </text:list-item>
      </text:list>
      <text:p text:style-name="P6"/>
      <text:p text:style-name="P6"/>
      <text:p text:style-name="P6"><draw:custom-shape text:anchor-type="paragraph" draw:z-index="76" draw:style-name="gr10" draw:text-style-name="P2" svg:width="1.578in" svg:height="1.474in" svg:x="0.2984in" svg:y="0.0236in"><text:p/><draw:enhanced-geometry svg:viewBox="0 0 21600 21600" draw:type="rectangle" draw:enhanced-path="M 0 0 L 21600 0 21600 21600 0 21600 0 0 Z N"/></draw:custom-shape><draw:line text:anchor-type="paragraph" draw:z-index="80" draw:style-name="gr1" draw:text-style-name="P2" svg:x1="0.6953in" svg:y1="1.4972in" svg:x2="0.6953in" svg:y2="0.0236in"><text:p/></draw:line><draw:rect text:anchor-type="paragraph" draw:z-index="83" draw:style-name="gr11" draw:text-style-name="P2" svg:width="0.9752in" svg:height="0.3425in" svg:x="2.5602in" svg:y="0.0016in"><text:p text:style-name="P2">R <text:s text:c="7"/>0</text:p></draw:rect><draw:line text:anchor-type="paragraph" draw:z-index="87" draw:style-name="gr1" draw:text-style-name="P2" svg:x1="3.0472in" svg:y1="0.0016in" svg:x2="3.0472in" svg:y2="0.3441in"><text:p/></draw:line></text:p>
      <text:p text:style-name="P6"/>
      <text:p text:style-name="P6"><draw:line text:anchor-type="paragraph" draw:z-index="77" draw:style-name="gr1" draw:text-style-name="P2" svg:x1="0.2984in" svg:y1="0.028in" svg:x2="1.8764in" svg:y2="0.028in"><text:p/></draw:line><draw:rect text:anchor-type="paragraph" draw:z-index="86" draw:style-name="gr11" draw:text-style-name="P2" svg:width="0.9752in" svg:height="0.3425in" svg:x="2.5602in" svg:y="0.8264in"><text:p text:style-name="P2">W <text:s text:c="6"/>1</text:p></draw:rect></text:p>
      <text:p text:style-name="P6"><draw:rect text:anchor-type="paragraph" draw:z-index="84" draw:style-name="gr11" draw:text-style-name="P2" svg:width="0.9752in" svg:height="0.3425in" svg:x="2.5602in" svg:y="-0.1055in"><text:p text:style-name="P2">W <text:s text:c="6"/>0</text:p></draw:rect><draw:rect text:anchor-type="paragraph" draw:z-index="85" draw:style-name="gr11" draw:text-style-name="P2" svg:width="0.9752in" svg:height="0.3425in" svg:x="2.5602in" svg:y="0.2764in"><text:p text:style-name="P2">R <text:s text:c="7"/>1</text:p></draw:rect></text:p>
      <text:p text:style-name="P6"><draw:line text:anchor-type="paragraph" draw:z-index="79" draw:style-name="gr1" draw:text-style-name="P2" svg:x1="0.2984in" svg:y1="0.4783in" svg:x2="1.8764in" svg:y2="0.4783in"><text:p/></draw:line><draw:line text:anchor-type="paragraph" draw:z-index="81" draw:style-name="gr1" draw:text-style-name="P2" svg:x1="1.4819in" svg:y1="0.848in" svg:x2="1.4819in" svg:y2="-0.6256in"><text:p/></draw:line><draw:line text:anchor-type="paragraph" draw:z-index="88" draw:style-name="gr1" draw:text-style-name="P2" svg:x1="3.0472in" svg:y1="-0.2709in" svg:x2="3.0472in" svg:y2="0.0717in"><text:p/></draw:line><draw:line text:anchor-type="paragraph" draw:z-index="89" draw:style-name="gr1" draw:text-style-name="P2" svg:x1="3.0472in" svg:y1="0.1126in" svg:x2="3.0472in" svg:y2="0.4551in"><text:p/></draw:line></text:p>
      <text:p text:style-name="P6"><draw:line text:anchor-type="paragraph" draw:z-index="78" draw:style-name="gr1" draw:text-style-name="P2" svg:x1="0.2984in" svg:y1="-0.1098in" svg:x2="1.8764in" svg:y2="-0.1098in"><text:p/></draw:line><draw:line text:anchor-type="paragraph" draw:z-index="82" draw:style-name="gr1" draw:text-style-name="P2" svg:x1="1.0846in" svg:y1="0.6874in" svg:x2="1.0846in" svg:y2="-0.7862in"><text:p/></draw:line><draw:line text:anchor-type="paragraph" draw:z-index="90" draw:style-name="gr1" draw:text-style-name="P2" svg:x1="3.0472in" svg:y1="0.3457in" svg:x2="3.0472in" svg:y2="0.6882in"><text:p/></draw:line><draw:line text:anchor-type="paragraph" draw:z-index="91" draw:style-name="gr12" draw:text-style-name="P2" svg:x1="3.8878in" svg:y1="0.0799in" svg:x2="3.4016in" svg:y2="0.4965in"><text:p/></draw:line><text:tab/><text:tab/><text:tab/><text:tab/><text:tab/><text:tab/><text:tab/><text:tab/>{0,1}-&gt; enable use signal name if(1)</text:p>
      <text:p text:style-name="P6"/>
      <text:p text:style-name="P6"/>
      <text:p text:style-name="P6"><draw:line text:anchor-type="paragraph" draw:z-index="92" draw:style-name="gr8" draw:text-style-name="P2" svg:x1="2.1516in" svg:y1="0.4831in" svg:x2="2.6445in" svg:y2="0.1429in"><text:p/></draw:line></text:p>
      <text:p text:style-name="P6"/>
      <text:p text:style-name="P6"/>
      <text:p text:style-name="P6"><text:tab/><text:tab/><text:tab/><text:tab/>set {RD,WR}</text:p>
      <text:p text:style-name="P6"/>
      <text:p text:style-name="P6">{rb,wb,r,w}=1'b1&lt;&lt;{cmd,burst}</text:p>
      <text:p text:style-name="P6"/>
      <text:p text:style-name="P6">always@(cmd or burst) b</text:p>
      <text:p text:style-name="P6"><text:tab/>r='bo;</text:p>
      <text:p text:style-name="P6"><text:tab/>w='b0;</text:p>
      <text:p text:style-name="P6"><text:tab/>wb='b0;</text:p>
      <text:p text:style-name="P6"><text:tab/>wb='b0;</text:p>
      <text:p text:style-name="P6"/>
      <text:p text:style-name="P6">wire[2:0] sel={cmd,burst};</text:p>
      <text:p text:style-name="P6"><text:tab/>case(sel)</text:p>
      <text:p text:style-name="P6"><text:tab/><text:tab/><text:tab/>'b000:r=1'b1;</text:p>
      <text:p text:style-name="P6"><text:tab/><text:tab/><text:tab/>'b001:w=1'b1;</text:p>
      <text:p text:style-name="P6"><text:tab/><text:tab/><text:tab/>'b010:rb=1'b1;</text:p>
      <text:p text:style-name="P6"><text:tab/><text:tab/><text:tab/>'b011:wb=1'b1;</text:p>
      <text:p text:style-name="P6"><text:tab/><text:tab/><text:tab/>default<text:tab/>error();</text:p>
      <text:p text:style-name="P6"><text:tab/>endcase</text:p>
      <text:p text:style-name="P6">end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itstream Vera Sans1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09T15:37:44</meta:creation-date>
    <dc:date>2007-03-23T15:56:19</dc:date>
    <dc:language>en-US</dc:language>
    <meta:editing-cycles>24</meta:editing-cycles>
    <meta:editing-duration>PT6H55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8" meta:word-count="443" meta:character-count="3087"/>
  </office:meta>
</office:document-meta>
</file>